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dc23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Mono" style:font-family-generic="modern" style:font-pitch="fixed" fo:font-size="9pt" style:font-size-asian="9pt" style:font-size-complex="9pt"/>
    </style:style>
    <style:style style:name="P3" style:family="paragraph">
      <style:text-properties fo:font-family="FreeMono" style:font-family-generic="modern" style:font-pitch="fixed" fo:font-size="9pt" style:font-size-asian="9pt" style:font-size-complex="9pt"/>
    </style:style>
    <style:style style:name="P4" style:family="paragraph">
      <style:text-properties fo:color="#dc2300" fo:font-size="9pt" style:font-size-asian="9pt" style:font-size-complex="9pt"/>
    </style:style>
    <style:style style:name="P5" style:family="paragraph">
      <style:text-properties fo:color="#dc2300"/>
    </style:style>
    <style:style style:name="P6" style:family="paragraph">
      <style:text-properties fo:color="#dc2300" fo:font-family="FreeMono" style:font-family-generic="modern" style:font-pitch="fixed" fo:font-size="9pt" style:font-size-asian="9pt" style:font-size-complex="9pt"/>
    </style:style>
    <style:style style:name="T1" style:family="text">
      <style:text-properties fo:font-family="FreeMono" style:font-family-generic="modern" style:font-pitch="fixed" fo:font-size="9pt" style:font-size-asian="9pt" style:font-size-complex="9pt"/>
    </style:style>
    <style:style style:name="T2" style:family="text">
      <style:text-properties fo:color="#dc2300" fo:font-size="9pt" style:font-size-asian="9pt" style:font-size-complex="9pt"/>
    </style:style>
    <style:style style:name="T3" style:family="text">
      <style:text-properties fo:color="#dc2300" fo:font-family="FreeMono" style:font-family-generic="modern" style:font-pitch="fixed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5.08cm" svg:height="0.762cm" svg:x="3.54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762cm" svg:height="0.762cm" svg:x="5.445cm" svg:y="4.048cm">
          <text:p text:style-name="P1"><text:span text:style-name="T1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08cm" svg:height="0.762cm" svg:x="11.16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651cm" svg:height="0.762cm" svg:x="13.065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699cm" svg:y1="5.953cm" svg:x2="5.699cm" svg:y2="4.556cm">
          <text:p/>
        </draw:line>
        <draw:frame draw:style-name="gr5" draw:text-style-name="P3" draw:layer="layout" svg:width="1.455cm" svg:height="0.569cm" svg:x="4.91cm" svg:y="5.911cm">
          <draw:text-box>
            <text:p><text:span text:style-name="T1">*char</text:span></text:p>
          </draw:text-box>
        </draw:frame>
        <draw:line draw:style-name="gr4" draw:text-style-name="P1" draw:layer="layout" svg:x1="13.319cm" svg:y1="5.953cm" svg:x2="13.319cm" svg:y2="4.556cm">
          <text:p/>
        </draw:line>
        <draw:frame draw:style-name="gr5" draw:text-style-name="P3" draw:layer="layout" svg:width="1.836cm" svg:height="0.569cm" svg:x="12.499cm" svg:y="5.826cm">
          <draw:text-box>
            <text:p><text:span text:style-name="T1">*double</text:span></text:p>
          </draw:text-box>
        </draw:frame>
        <draw:line draw:style-name="gr6" draw:text-style-name="P1" draw:layer="layout" svg:x1="13.954cm" svg:y1="3.921cm" svg:x2="13.954cm" svg:y2="3.667cm">
          <text:p/>
        </draw:line>
        <draw:line draw:style-name="gr6" draw:text-style-name="P1" draw:layer="layout" svg:x1="14.716cm" svg:y1="3.921cm" svg:x2="14.716cm" svg:y2="3.667cm">
          <text:p/>
        </draw:line>
        <draw:line draw:style-name="gr6" draw:text-style-name="P1" draw:layer="layout" svg:x1="13.954cm" svg:y1="3.667cm" svg:x2="14.716cm" svg:y2="3.667cm">
          <text:p/>
        </draw:line>
        <draw:line draw:style-name="gr6" draw:text-style-name="P1" draw:layer="layout" svg:x1="14.335cm" svg:y1="3.667cm" svg:x2="14.335cm" svg:y2="3.413cm">
          <text:p/>
        </draw:line>
        <draw:frame draw:style-name="gr5" draw:text-style-name="P4" draw:layer="layout" svg:width="3.161cm" svg:height="0.607cm" svg:x="12.698cm" svg:y="2.806cm">
          <draw:text-box>
            <text:p text:style-name="P4"><text:span text:style-name="T2">Memory corruption</text:span></text:p>
          </draw:text-box>
        </draw:frame>
        <draw:frame draw:style-name="gr5" draw:text-style-name="P3" draw:layer="layout" svg:width="1.074cm" svg:height="0.569cm" svg:x="13.007cm" svg:y="4.175cm">
          <draw:text-box>
            <text:p><text:span text:style-name="T1">'c'</text:span></text:p>
          </draw:text-box>
        </draw:frame>
        <draw:frame draw:style-name="gr7" draw:text-style-name="P6" draw:layer="layout" svg:width="1.074cm" svg:height="0.569cm" svg:x="13.7cm" svg:y="4.175cm">
          <draw:text-box>
            <text:p text:style-name="P5"><text:span text:style-name="T3">???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2T14:27:49</meta:creation-date>
    <dc:date>2012-05-12T14:44:59</dc:date>
    <meta:editing-duration>PT17M11S</meta:editing-duration>
    <meta:editing-cycles>2</meta:editing-cycles>
    <meta:generator>LibreOffice/3.4$Linux LibreOffice_project/340m1$Build-402</meta:generator>
    <meta:document-statistic meta:object-count="15"/>
  </office:meta>
</office:document-meta>
</file>